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2">
      <style:paragraph-properties fo:line-height="150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1 )</text:p>
      <text:p text:style-name="P1"/>
      <text:list text:style-name="L2">
        <text:list-header>
          <text:p text:style-name="P3">2. Analiza domeny i konkurencji</text:p>
          <text:p text:style-name="P3">* informacje o branży</text:p>
          <text:p text:style-name="P3">* krótka historia</text:p>
          <text:p text:style-name="P3">* przedstawienie technologii</text:p>
          <text:p text:style-name="P3">* porównanie na tle konkurencji</text:p>
        </text:list-header>
      </text:list>
      <text:p text:style-name="P1"/>
      <text:p text:style-name="P1"/>
      <text:p text:style-name="P1"><text:tab/>Komunikacja w dzisiejszych czasach to priorytet zarówno w biznesie jak i codziennym życiu. Rozmowy głosowe to najszybszy i najłatwiejszy sposób przekazywania informacji. Od czasu popularyzacji Internetu na świecie, każdy może za darmo zadzwonić, korzystając z aplikacji przesyłających rozmowy przez sieć. Po latach stworzono standardy protokołów. Jednym z nich jest SIP ( Session Initiation Protocol ).</text:p>
      <text:p text:style-name="P1"><text:tab/>Session Initiation Protocol to protokół zaproponowany przez IETF, opisany jako standard RFC-3261. Jest protokołem mającym dostarczyć zestaw funkcji obsługi połączeń i innych cech obecnych w publicznej sieci telefonicznej ( w tym: wybieranie numeru, dzwonek w telefonie, sygnały zajętości itp. ), przy czym ich implementacja i terminologia jest odmienna. SIP jest protokołem peer-po-peer. Oznacza to, że do połączenia nie jest potrzebny udział pośredniego serwera. Protokół SIP współgra z innymi protokołami. Jest tylko nośnikiem dla SDP ( Session Description Protocol ), który z kolei opisuje transportowane multimedia w sieci ( np. kodek audio/ wideo, port, itp. ). SIP jest protokołem tekstowym, podobnym do http. Cechą wspólną są np. podobne kody błędów w tym słynny błąd 404. Przewagą SIP nad innymi protokołami jest fakt, że można go zastosować zarówno do transportu audio jak i wide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 style:default-outline-level="1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0T14:45:53</meta:creation-date>
    <dc:date>2008-08-10T20:20:00</dc:date>
    <meta:editing-cycles>17</meta:editing-cycles>
    <meta:editing-duration>PT4H52M39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8" meta:word-count="200" meta:character-count="1436"/>
  </office:meta>
</office:document-meta>
</file>